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2008in" fo:break-before="auto" style:use-optimal-row-height="false"/>
    </style:style>
    <style:style style:name="ro5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oks Defenders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NOIP1999 提高组]旅行家的预算 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el Economy S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idc,想想看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线段树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队列安排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后缀表达式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数列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21] 方差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思维考察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美丽的序列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单调栈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POI2003] Monkeys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NOI2002]营业额统计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STL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家谱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Strip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st表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JSOI2008] 星球大战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最小生成树 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最小生成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[USACO04OPEN] Cube Stacking</text:p>
          </table:table-cell>
          <table:table-cell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并查集</text:p>
          </table:table-cell>
          <table:table-cell table:style-name="ce13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海滩防御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最短路</text:p>
          </table:table-cell>
          <table:table-cell table:style-name="ce13" office:value-type="string" calcext:value-type="string">
            <text:p>dijkstra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已经没有什么好害怕的了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学</text:p>
          </table:table-cell>
          <table:table-cell table:style-name="ce13" office:value-type="string" calcext:value-type="string">
            <text:p>二项式反演</text:p>
          </table:table-cell>
          <table:table-cell table:style-name="ce13" office:value-type="string" calcext:value-type="string">
            <text:p>DP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XOR的艺术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上帝造题的七分钟 2 / 花神游历各国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装箱问题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office:value-type="string" calcext:value-type="string">
            <text:p>背包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shmokh and ACM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四方定理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摆花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篝火晚会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置换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d Luck Island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8 提高组] 铺设道路</text:p>
          </table:table-cell>
          <table:table-cell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贪心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函数</text:p>
          </table:table-cell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NOIP2000 提高组] 乘积最大</text:p>
          </table:table-cell>
          <table:table-cell office:value-type="date" office:date-value="2022-08-27" calcext:value-type="date">
            <text:p>2022-08-27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高精度运算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spf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spf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【模板】dijkstr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ear And Present Danger S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floyd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通往奥格瑞玛的道路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二分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[JLOI2011] 飞行路线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分层图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GXOI/GZOI2019]旅行者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ICPC-Beijing 2006] 狼抓兔子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寻找段落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单调队列</text:p>
          </table:table-cell>
          <table:table-cell/>
          <table:table-cell table:style-name="ce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[NOIP2001 提高组] 一元三次方程求解 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8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1P0"/>
    </number:currency-style>
    <number:time-style style:name="N121">
      <number:minutes number:style="long"/>
      <number:text>分</number:text>
      <number:seconds number:style="long" number:decimal-places="2"/>
      <number:text>秒</number:text>
    </number:time-style>
    <number:currency-style style:name="N134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time-style style:name="N122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currency-style style:name="N135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33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7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37P0"/>
    </number:currency-style>
    <number:currency-style style:name="N139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9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4:43:08.865880707</meta:creation-date>
    <dc:date>2022-08-31T17:05:37.667846417</dc:date>
    <meta:editing-duration>PT8H3S</meta:editing-duration>
    <meta:editing-cycles>107</meta:editing-cycles>
    <meta:generator>LibreOffice/7.3.5.2$Linux_X86_64 LibreOffice_project/30$Build-2</meta:generator>
    <meta:document-statistic meta:table-count="1" meta:cell-count="530" meta:object-count="0"/>
  </office:meta>
</office:document-meta>
</file>